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neva" svg:font-family="Geneva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 style:master-page-name="Standard">
      <style:table-properties style:width="20.6cm" fo:margin-left="-0.291cm" style:page-number="auto" table:align="left" style:writing-mode="lr-tb"/>
    </style:style>
    <style:style style:name="Tabelle1.A" style:family="table-column">
      <style:table-column-properties style:column-width="10.601cm"/>
    </style:style>
    <style:style style:name="Tabelle1.B" style:family="table-column">
      <style:table-column-properties style:column-width="9.999cm"/>
    </style:style>
    <style:style style:name="Tabelle1.1" style:family="table-row">
      <style:table-row-properties style:row-height="3.801cm" fo:keep-together="always"/>
    </style:style>
    <style:style style:name="Tabel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e1.2" style:family="table-row">
      <style:table-row-properties style:row-height="4.798cm" fo:keep-together="always"/>
    </style:style>
    <style:style style:name="Tabelle1.3" style:family="table-row">
      <style:table-row-properties style:row-height="3.415cm" fo:keep-together="always"/>
    </style:style>
    <style:style style:name="Tabelle1.5" style:family="table-row">
      <style:table-row-properties style:row-height="4.577cm" fo:keep-together="always"/>
    </style:style>
    <style:style style:name="Tabelle2" style:family="table">
      <style:table-properties style:width="20.6cm" fo:margin-left="-0.291cm" table:align="left" style:writing-mode="lr-tb"/>
    </style:style>
    <style:style style:name="Tabelle2.A" style:family="table-column">
      <style:table-column-properties style:column-width="10.601cm"/>
    </style:style>
    <style:style style:name="Tabelle2.B" style:family="table-column">
      <style:table-column-properties style:column-width="9.999cm"/>
    </style:style>
    <style:style style:name="Tabelle2.1" style:family="table-row">
      <style:table-row-properties style:row-height="3.801cm" fo:keep-together="always"/>
    </style:style>
    <style:style style:name="Tabelle2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e2.2" style:family="table-row">
      <style:table-row-properties style:row-height="4.777cm" fo:keep-together="always"/>
    </style:style>
    <style:style style:name="Tabelle2.3" style:family="table-row">
      <style:table-row-properties style:row-height="3.425cm" fo:keep-together="always"/>
    </style:style>
    <style:style style:name="Tabelle2.5" style:family="table-row">
      <style:table-row-properties style:row-height="4.554cm" fo:keep-together="always"/>
    </style:style>
    <style:style style:name="Tabelle3" style:family="table" style:master-page-name="Converted2">
      <style:table-properties style:width="20.6cm" fo:margin-left="-0.291cm" style:page-number="auto" table:align="left" style:writing-mode="lr-tb"/>
    </style:style>
    <style:style style:name="Tabelle3.A" style:family="table-column">
      <style:table-column-properties style:column-width="10.601cm"/>
    </style:style>
    <style:style style:name="Tabelle3.B" style:family="table-column">
      <style:table-column-properties style:column-width="9.999cm"/>
    </style:style>
    <style:style style:name="Tabelle3.1" style:family="table-row">
      <style:table-row-properties style:row-height="3.801cm" fo:keep-together="always"/>
    </style:style>
    <style:style style:name="Tabelle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e3.2" style:family="table-row">
      <style:table-row-properties style:row-height="4.787cm" fo:keep-together="always"/>
    </style:style>
    <style:style style:name="Tabelle3.3" style:family="table-row">
      <style:table-row-properties style:row-height="3.461cm" fo:keep-together="always"/>
    </style:style>
    <style:style style:name="Tabelle3.5" style:family="table-row">
      <style:table-row-properties style:row-height="4.501cm" fo:keep-together="always"/>
    </style:style>
    <style:style style:name="Tabelle4" style:family="table" style:master-page-name="Converted5">
      <style:table-properties style:width="20.6cm" fo:margin-left="-0.291cm" style:page-number="auto" table:align="left" style:writing-mode="lr-tb"/>
    </style:style>
    <style:style style:name="Tabelle4.A" style:family="table-column">
      <style:table-column-properties style:column-width="10.601cm"/>
    </style:style>
    <style:style style:name="Tabelle4.B" style:family="table-column">
      <style:table-column-properties style:column-width="9.999cm"/>
    </style:style>
    <style:style style:name="Tabelle4.1" style:family="table-row">
      <style:table-row-properties style:row-height="3.801cm" fo:keep-together="always"/>
    </style:style>
    <style:style style:name="Tabelle4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e4.2" style:family="table-row">
      <style:table-row-properties style:row-height="4.771cm" fo:keep-together="always"/>
    </style:style>
    <style:style style:name="Tabelle4.3" style:family="table-row">
      <style:table-row-properties style:row-height="3.457cm" fo:keep-together="always"/>
    </style:style>
    <style:style style:name="Tabelle4.5" style:family="table-row">
      <style:table-row-properties style:row-height="4.524cm" fo:keep-together="always"/>
    </style:style>
    <style:style style:name="Tabelle5" style:family="table">
      <style:table-properties style:width="20.602cm" fo:margin-left="-0.291cm" table:align="left" style:writing-mode="lr-tb"/>
    </style:style>
    <style:style style:name="Tabelle5.A" style:family="table-column">
      <style:table-column-properties style:column-width="10.599cm"/>
    </style:style>
    <style:style style:name="Tabelle5.B" style:family="table-column">
      <style:table-column-properties style:column-width="10.003cm"/>
    </style:style>
    <style:style style:name="Tabelle5.1" style:family="table-row">
      <style:table-row-properties style:row-height="3.801cm" fo:keep-together="always"/>
    </style:style>
    <style:style style:name="Tabelle5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elle5.2" style:family="table-row">
      <style:table-row-properties style:row-height="4.733cm" fo:keep-together="always"/>
    </style:style>
    <style:style style:name="Tabelle5.3" style:family="table-row">
      <style:table-row-properties style:row-height="3.505cm" fo:keep-together="always"/>
    </style:style>
    <style:style style:name="Tabelle5.5" style:family="table-row">
      <style:table-row-properties style:row-height="4.533cm" fo:keep-together="always"/>
    </style:style>
    <style:style style:name="Tabelle5.9" style:family="table-row">
      <style:table-row-properties style:row-height="4.741cm" fo:keep-together="always"/>
    </style:style>
    <style:style style:name="Tabelle5.10" style:family="table-row">
      <style:table-row-properties style:row-height="3.477cm" fo:keep-together="always"/>
    </style:style>
    <style:style style:name="Tabelle5.11" style:family="table-row">
      <style:table-row-properties style:row-height="3.856cm" fo:keep-together="always"/>
    </style:style>
    <style:style style:name="Tabelle6" style:family="table">
      <style:table-properties style:width="20.602cm" fo:margin-left="-0.291cm" table:align="left" style:writing-mode="lr-tb"/>
    </style:style>
    <style:style style:name="Tabelle6.A" style:family="table-column">
      <style:table-column-properties style:column-width="10.599cm"/>
    </style:style>
    <style:style style:name="Tabelle6.B" style:family="table-column">
      <style:table-column-properties style:column-width="10.003cm"/>
    </style:style>
    <style:style style:name="Tabelle6.1" style:family="table-row">
      <style:table-row-properties style:row-height="3.801cm" fo:keep-together="always"/>
    </style:style>
    <style:style style:name="Tabelle6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.467cm" fo:margin-right="0.467cm" style:line-height-at-least="0.176cm" fo:text-indent="0cm" style:auto-text-indent="false"/>
    </style:style>
    <style:style style:name="P2" style:family="paragraph" style:parent-style-name="Standard">
      <style:paragraph-properties fo:margin-left="0cm" fo:margin-right="0.467cm" style:line-height-at-least="0.176cm" fo:text-indent="0cm" style:auto-text-indent="false"/>
    </style:style>
    <style:style style:name="P3" style:family="paragraph" style:parent-style-name="Standard">
      <style:paragraph-properties fo:margin-left="0.467cm" fo:margin-right="0.467cm" style:line-height-at-least="0.176cm" fo:text-indent="0cm" style:auto-text-indent="false"/>
    </style:style>
    <style:style style:name="P4" style:family="paragraph" style:parent-style-name="Standard">
      <style:paragraph-properties fo:margin-left="0.467cm" fo:margin-right="0.467cm" style:line-height-at-least="0.176cm" fo:text-align="start" style:justify-single-word="false" fo:text-indent="0cm" style:auto-text-indent="false"/>
    </style:style>
    <style:style style:name="P5" style:family="paragraph" style:parent-style-name="Standard">
      <style:paragraph-properties fo:margin-left="0.467cm" fo:margin-right="0.467cm" style:line-height-at-least="0.176cm" fo:text-indent="0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467cm" fo:margin-right="0.467cm" style:line-height-at-least="0.176cm" fo:text-align="start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467cm" fo:margin-right="0.467cm" style:line-height-at-least="0.176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.467cm" fo:margin-right="0.467cm" style:line-height-at-least="0.176cm" fo:text-align="start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.467cm" fo:margin-right="0.467cm" style:line-height-at-least="0.176cm" fo:text-align="start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.467cm" style:line-height-at-least="0.176cm" fo:text-indent="0cm" style:auto-text-indent="false"/>
    </style:style>
    <style:style style:name="P11" style:family="paragraph" style:parent-style-name="Standard">
      <style:paragraph-properties fo:margin-left="0.471cm" fo:margin-right="0.471cm" style:line-height-at-least="0.176cm" fo:text-align="start" style:justify-single-word="false" fo:text-indent="-0.019cm" style:auto-text-indent="false"/>
    </style:style>
    <style:style style:name="P12" style:family="paragraph" style:parent-style-name="Standard" style:master-page-name="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1">Privates Gymnasium des Private Oberlandschulen e.V. Weilheim </text:p>
            <text:p text:style-name="P4">Fachbereich Mathematik </text:p>
            <text:p text:style-name="P4">Leprosenweg 14 </text:p>
            <text:p text:style-name="P4"/>
            <text:p text:style-name="P4">82362 Weilheim </text:p>
          </table:table-cell>
          <table:table-cell table:style-name="Tabelle1.A1" office:value-type="string">
            <text:p text:style-name="P9">Vision naturwissenschaftlich-technologisches Privatgymnasium </text:p>
            <text:p text:style-name="P9">Fachbereich Mathematik </text:p>
            <text:p text:style-name="P9">Hauptstr. 240 </text:p>
            <text:p text:style-name="P9"/>
            <text:p text:style-name="P9">89343 Jettingen-Scheppach </text:p>
          </table:table-cell>
        </table:table-row>
        <table:table-row table:style-name="Tabelle1.2">
          <table:table-cell table:style-name="Tabelle1.A1" office:value-type="string">
            <text:p text:style-name="P1">Maria-Ward-Gymnasium Günzburg </text:p>
            <text:p text:style-name="P1">Fachbereich Mathematik </text:p>
            <text:p text:style-name="P1">Frauenplatz 1 </text:p>
            <text:p text:style-name="P1"/>
            <text:p text:style-name="P1">89312 Günzburg </text:p>
          </table:table-cell>
          <table:table-cell table:style-name="Tabelle1.A1" office:value-type="string">
            <text:p text:style-name="P1">Gymnasium Buchloe </text:p>
            <text:p text:style-name="P1">Fachbereich Mathematik </text:p>
            <text:p text:style-name="P1">Kerschensteinerstr. 8 </text:p>
            <text:p text:style-name="P1"/>
            <text:p text:style-name="P1">86807 Buchloe </text:p>
          </table:table-cell>
        </table:table-row>
        <table:table-row table:style-name="Tabelle1.3">
          <table:table-cell table:style-name="Tabelle1.A1" office:value-type="string">
            <text:p text:style-name="P1">St. Bonaventura-Gymnasium Dillingen </text:p>
            <text:p text:style-name="P1">Fachbereich Mathematik </text:p>
            <text:p text:style-name="P1">Konviktstr. 11a </text:p>
            <text:p text:style-name="P1"/>
            <text:p text:style-name="P1">89407 Dillingen</text:p>
          </table:table-cell>
          <table:table-cell table:style-name="Tabelle1.A1" office:value-type="string">
            <text:p text:style-name="P1">Benedikt Maria Werkmeister Gymnasium </text:p>
            <text:p text:style-name="P1">Fachbereich Mathematik </text:p>
            <text:p text:style-name="P1">Karl-Bonhoeffer-Str. 14 </text:p>
            <text:p text:style-name="P1"/>
            <text:p text:style-name="P1">73450 Neresheim </text:p>
          </table:table-cell>
        </table:table-row>
        <table:table-row table:style-name="Tabelle1.1">
          <table:table-cell table:style-name="Tabelle1.A1" office:value-type="string">
            <text:p text:style-name="P1">Gymnasium Füssen </text:p>
            <text:p text:style-name="P1">Fachbereich Mathematik </text:p>
            <text:p text:style-name="P1">Dr.-Enzinger-Str. 5 </text:p>
            <text:p text:style-name="P1"/>
            <text:p text:style-name="P1">87629 Füssen </text:p>
          </table:table-cell>
          <table:table-cell table:style-name="Tabelle1.A1" office:value-type="string">
            <text:p text:style-name="P1">Staatl. Fachoberschule Neusäß </text:p>
            <text:p text:style-name="P1">Fachbereich Mathematik </text:p>
            <text:p text:style-name="P1">Landrat-Dr.Frey-Str. 2 </text:p>
            <text:p text:style-name="P1"/>
            <text:p text:style-name="P1">86356 Neusäß </text:p>
          </table:table-cell>
        </table:table-row>
        <table:table-row table:style-name="Tabelle1.5">
          <table:table-cell table:style-name="Tabelle1.A1" office:value-type="string">
            <text:p text:style-name="P1">Gertrud-von-le-Fort-Gymnasium Oberstdorf </text:p>
            <text:p text:style-name="P1">Fachbereich Mathematik </text:p>
            <text:p text:style-name="P1">Rubinger Str. 8 </text:p>
            <text:p text:style-name="P1"/>
            <text:p text:style-name="P1">87561 Oberstdorf </text:p>
          </table:table-cell>
          <table:table-cell table:style-name="Tabelle1.A1" office:value-type="string">
            <text:p text:style-name="P1">Rupert-Neß-Gymnasium Ottobeuren </text:p>
            <text:p text:style-name="P1">Fachbereich Mathematik </text:p>
            <text:p text:style-name="P1">Bergstr. 80 </text:p>
            <text:p text:style-name="P1"/>
            <text:p text:style-name="P1">87724 Ottobeuren </text:p>
          </table:table-cell>
        </table:table-row>
        <table:table-row table:style-name="Tabelle1.1">
          <table:table-cell table:style-name="Tabelle1.A1" office:value-type="string">
            <text:p text:style-name="P1">Marianum Buxheim Gymnasium </text:p>
            <text:p text:style-name="P1">Fachbereich Mathematik </text:p>
            <text:p text:style-name="P1">An der Kartause 3 </text:p>
            <text:p text:style-name="P1"/>
            <text:p text:style-name="P1">87740 Buxheim </text:p>
          </table:table-cell>
          <table:table-cell table:style-name="Tabelle1.A1" office:value-type="string">
            <text:p text:style-name="P1">St.-Thomas-Gymnasium Wettenhausen </text:p>
            <text:p text:style-name="P1">Fachbereich Mathematik </text:p>
            <text:p text:style-name="P1">St.-Thomas-Weg 2 </text:p>
            <text:p text:style-name="P1"/>
            <text:p text:style-name="P1">89358 Kammeltal </text:p>
          </table:table-cell>
        </table:table-row>
        <table:table-row table:style-name="Tabelle1.1">
          <table:table-cell table:style-name="Tabelle1.A1" office:value-type="string">
            <text:p text:style-name="P1">Ostalb-Gymnasium Bopfingen </text:p>
            <text:p text:style-name="P1">Fachbereich Mathematik </text:p>
            <text:p text:style-name="P1">Alte Neresheimer Straße 39 </text:p>
            <text:p text:style-name="P1"/>
            <text:p text:style-name="P1">73441 Bopfingen </text:p>
          </table:table-cell>
          <table:table-cell table:style-name="Tabelle1.A1" office:value-type="string">
            <text:p text:style-name="P1">Carl-von-Linde-Gymnasium Kempten </text:p>
            <text:p text:style-name="P1">Fachbereich Mathematik </text:p>
            <text:p text:style-name="P1">Haubensteigweg 10 </text:p>
            <text:p text:style-name="P1"/>
            <text:p text:style-name="P1">87439 Kempten 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ext:soft-page-break/>
        <table:table-row table:style-name="Tabelle2.1">
          <table:table-cell table:style-name="Tabelle2.A1" office:value-type="string">
            <text:p text:style-name="P1">Bertha-von-Suttner-Gymnasium Neu-Ulm </text:p>
            <text:p text:style-name="P1">Fachbereich Mathematik </text:p>
            <text:p text:style-name="P1">Heerstr. 117 </text:p>
            <text:p text:style-name="P1"/>
            <text:p text:style-name="P1">89233 Neu-Ulm</text:p>
          </table:table-cell>
          <table:table-cell table:style-name="Tabelle2.A1" office:value-type="string">
            <text:p text:style-name="P1">Illertal-Gymnasium Vöhringen </text:p>
            <text:p text:style-name="P1">Fachbereich Mathematik </text:p>
            <text:p text:style-name="P1">Zum Sportplatz 17 </text:p>
            <text:p text:style-name="P1"/>
            <text:p text:style-name="P1">89269 Vöhringen </text:p>
          </table:table-cell>
        </table:table-row>
        <table:table-row table:style-name="Tabelle2.2">
          <table:table-cell table:style-name="Tabelle2.A1" office:value-type="string">
            <text:p text:style-name="P1">Gymnasium bei St. Anna Augsburg </text:p>
            <text:p text:style-name="P1">Fachbereich Mathematik </text:p>
            <text:p text:style-name="P1">Schertlinstr. 5-7 </text:p>
            <text:p text:style-name="P1"/>
            <text:p text:style-name="P1">86159 Augsburg </text:p>
          </table:table-cell>
          <table:table-cell table:style-name="Tabelle2.A1" office:value-type="string">
            <text:p text:style-name="P1">Staatl. Gymnasium Diedorf </text:p>
            <text:p text:style-name="P1">Fachbereich Mathematik </text:p>
            <text:p text:style-name="P1">Pestalozzistr. 47 </text:p>
            <text:p text:style-name="P1"/>
            <text:p text:style-name="P1">86420 Diedorf </text:p>
          </table:table-cell>
        </table:table-row>
        <table:table-row table:style-name="Tabelle2.3">
          <table:table-cell table:style-name="Tabelle2.A1" office:value-type="string">
            <text:p text:style-name="P8">Ringeisen-Gymnasium der St. Josefskongregation Ursberg </text:p>
            <text:p text:style-name="P8">Fachbereich Mathematik </text:p>
            <text:p text:style-name="P8">Josefsplatz 1 </text:p>
            <text:p text:style-name="P8"/>
            <text:p text:style-name="P8">86513 Ursberg </text:p>
          </table:table-cell>
          <table:table-cell table:style-name="Tabelle2.A1" office:value-type="string">
            <text:p text:style-name="P1">Theodor-Heuss-Gymnasium Nördlingen </text:p>
            <text:p text:style-name="P1">Fachbereich Mathematik </text:p>
            <text:p text:style-name="P1">Schäufelinstr. 8 </text:p>
            <text:p text:style-name="P1"/>
            <text:p text:style-name="P1">86720 Nördlingen </text:p>
          </table:table-cell>
        </table:table-row>
        <table:table-row table:style-name="Tabelle2.1">
          <table:table-cell table:style-name="Tabelle2.A1" office:value-type="string">
            <text:p text:style-name="P1">Albrecht-Ernst-Gymnasium Oettingen </text:p>
            <text:p text:style-name="P1">Fachbereich Mathematik </text:p>
            <text:p text:style-name="P1">Goethestr. 36 </text:p>
            <text:p text:style-name="P1"/>
            <text:p text:style-name="P1">86732 Oettingen </text:p>
          </table:table-cell>
          <table:table-cell table:style-name="Tabelle2.A1" office:value-type="string">
            <text:p text:style-name="P1">Valentin-Heider-Gymnasium Lindau </text:p>
            <text:p text:style-name="P1">Fachbereich Mathematik </text:p>
            <text:p text:style-name="P1">Ludwig-Kick-Str. 19 </text:p>
            <text:p text:style-name="P1"/>
            <text:p text:style-name="P1">88131 Lindau </text:p>
          </table:table-cell>
        </table:table-row>
        <table:table-row table:style-name="Tabelle2.5">
          <table:table-cell table:style-name="Tabelle2.A1" office:value-type="string">
            <text:p text:style-name="P1">Lessing-Gymnasium Neu-Ulm </text:p>
            <text:p text:style-name="P1">Fachbereich Mathematik </text:p>
            <text:p text:style-name="P1">Augsburger Str. 75 </text:p>
            <text:p text:style-name="P1"/>
            <text:p text:style-name="P1">89231 Neu-Ulm </text:p>
          </table:table-cell>
          <table:table-cell table:style-name="Tabelle2.A1" office:value-type="string">
            <text:p text:style-name="P1">Johann-Michael-Sailer-Gymnasium Dillingen </text:p>
            <text:p text:style-name="P1">Fachbereich Mathematik </text:p>
            <text:p text:style-name="P1">Ziegelstr. 8 </text:p>
            <text:p text:style-name="P1"/>
            <text:p text:style-name="P1">89407 Dillingen </text:p>
          </table:table-cell>
        </table:table-row>
        <table:table-row table:style-name="Tabelle2.1">
          <table:table-cell table:style-name="Tabelle2.A1" office:value-type="string">
            <text:p text:style-name="P1">Albertus-Gymnasium Lauingen </text:p>
            <text:p text:style-name="P1">Fachbereich Mathematik </text:p>
            <text:p text:style-name="P1">Brüderstr. 10 </text:p>
            <text:p text:style-name="P1"/>
            <text:p text:style-name="P1">89415 Lauingen </text:p>
          </table:table-cell>
          <table:table-cell table:style-name="Tabelle2.A1" office:value-type="string">
            <text:p text:style-name="P1">Willibald-Gymnasium Eichstätt </text:p>
            <text:p text:style-name="P1">Fachbereich Mathematik </text:p>
            <text:p text:style-name="P1">Schottenau 16 </text:p>
            <text:p text:style-name="P1"/>
            <text:p text:style-name="P1">85072 Eichstätt </text:p>
          </table:table-cell>
        </table:table-row>
        <table:table-row table:style-name="Tabelle2.1">
          <table:table-cell table:style-name="Tabelle2.A1" office:value-type="string">
            <text:p text:style-name="P1"/>
            <text:p text:style-name="P1">Rhabanus-Maurus-Gymnasium Sankt Ottilien </text:p>
            <text:p text:style-name="P1">Fachbereich Mathematik </text:p>
            <text:p text:style-name="P1">Kloster </text:p>
            <text:p text:style-name="P1"/>
            <text:p text:style-name="P1">86941 Sankt Ottilien </text:p>
          </table:table-cell>
          <table:table-cell table:style-name="Tabelle2.A1" office:value-type="string">
            <text:p text:style-name="P8">St.-Irmengard-Gymnasium Garmisch-Partenkirchen </text:p>
            <text:p text:style-name="P8">Fachbereich Mathematik </text:p>
            <text:p text:style-name="P8">Hauptstr. 45 </text:p>
            <text:p text:style-name="P8"/>
            <text:p text:style-name="P8">82467 Garmisch-Partenkirchen 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Staatl. Fachoberschule Friedberg </text:p>
            <text:p text:style-name="P1">Fachbereich Mathematik </text:p>
            <text:p text:style-name="P1">Aichacher Str. 18 </text:p>
            <text:p text:style-name="P1"/>
            <text:p text:style-name="P1">86316 Friedberg </text:p>
          </table:table-cell>
          <table:table-cell table:style-name="Tabelle3.A1" office:value-type="string">
            <text:p text:style-name="P1">Gymnasium Maria Stern Augsburg </text:p>
            <text:p text:style-name="P1">Fachbereich Mathematik </text:p>
            <text:p text:style-name="P1">Gögginger Str. 132 </text:p>
            <text:p text:style-name="P1"/>
            <text:p text:style-name="P1">86199 Augsburg </text:p>
          </table:table-cell>
        </table:table-row>
        <table:table-row table:style-name="Tabelle3.2">
          <table:table-cell table:style-name="Tabelle3.A1" office:value-type="string">
            <text:p text:style-name="P1">Gymnasium Sonthofen </text:p>
            <text:p text:style-name="P1">Fachbereich Mathematik </text:p>
            <text:p text:style-name="P1">Albert-Schweitzer-Str. 21 </text:p>
            <text:p text:style-name="P1"/>
            <text:p text:style-name="P1">87527 Sonthofen </text:p>
          </table:table-cell>
          <table:table-cell table:style-name="Tabelle3.A1" office:value-type="string">
            <text:p text:style-name="P1">Marien-Gymnasium Kaufbeuren </text:p>
            <text:p text:style-name="P1">Fachbereich Mathematik </text:p>
            <text:p text:style-name="P1">Kemnater Str. 19 </text:p>
            <text:p text:style-name="P1"/>
            <text:p text:style-name="P1">87600 Kaufbeuren </text:p>
          </table:table-cell>
        </table:table-row>
        <table:table-row table:style-name="Tabelle3.3">
          <table:table-cell table:style-name="Tabelle3.A1" office:value-type="string">
            <text:p text:style-name="P1">Gymnasium Lindenberg i.Allgäu </text:p>
            <text:p text:style-name="P1">Fachbereich Mathematik </text:p>
            <text:p text:style-name="P1">Blumenstr. 12 </text:p>
            <text:p text:style-name="P1"/>
            <text:p text:style-name="P1">88161 Lindenberg </text:p>
          </table:table-cell>
          <table:table-cell table:style-name="Tabelle3.A1" office:value-type="string">
            <text:p text:style-name="P1">Ammersee-Gymnasium Dießen </text:p>
            <text:p text:style-name="P1">Fachbereich Mathematik </text:p>
            <text:p text:style-name="P1">Dießener Str. 100 </text:p>
            <text:p text:style-name="P1"/>
            <text:p text:style-name="P1">86911 Dießen </text:p>
          </table:table-cell>
        </table:table-row>
        <table:table-row table:style-name="Tabelle3.1">
          <table:table-cell table:style-name="Tabelle3.A1" office:value-type="string">
            <text:p text:style-name="P1">Städtisches Jakob-Fugger-Gymnasium Augsburg </text:p>
            <text:p text:style-name="P1">Fachbereich Mathematik </text:p>
            <text:p text:style-name="P1">Kriemhildenstr. 5 </text:p>
            <text:p text:style-name="P1"/>
            <text:p text:style-name="P1">86152 Augsburg </text:p>
          </table:table-cell>
          <table:table-cell table:style-name="Tabelle3.A1" office:value-type="string">
            <text:p text:style-name="P1">Gymnasium bei St. Stephan Augsburg </text:p>
            <text:p text:style-name="P1">Fachbereich Mathematik </text:p>
            <text:p text:style-name="P1">Gallusplatz 2 </text:p>
            <text:p text:style-name="P1"/>
            <text:p text:style-name="P1">86152 Augsburg </text:p>
          </table:table-cell>
        </table:table-row>
        <table:table-row table:style-name="Tabelle3.5">
          <table:table-cell table:style-name="Tabelle3.A1" office:value-type="string">
            <text:p text:style-name="P1">Gymnasium Immenstadt </text:p>
            <text:p text:style-name="P1">Fachbereich Mathematik </text:p>
            <text:p text:style-name="P1">Allgäuer Str. 7/9 </text:p>
            <text:p text:style-name="P1"/>
            <text:p text:style-name="P1">87509 Immenstadt </text:p>
          </table:table-cell>
          <table:table-cell table:style-name="Tabelle3.A1" office:value-type="string">
            <text:p text:style-name="P1">Vöhlin-Gymnasium Memmingen </text:p>
            <text:p text:style-name="P1">Fachbereich Mathematik </text:p>
            <text:p text:style-name="P1">Kaisergraben 21 </text:p>
            <text:p text:style-name="P1"/>
            <text:p text:style-name="P1">87700 Memmingen </text:p>
          </table:table-cell>
        </table:table-row>
        <table:table-row table:style-name="Tabelle3.1">
          <table:table-cell table:style-name="Tabelle3.A1" office:value-type="string">
            <text:p text:style-name="P1">Bernhard-Strigel-Gymnasium Memmingen </text:p>
            <text:p text:style-name="P1">Fachbereich Mathematik </text:p>
            <text:p text:style-name="P1">Wielandstr. 6 </text:p>
            <text:p text:style-name="P1"/>
            <text:p text:style-name="P1">87700 Memmingen </text:p>
          </table:table-cell>
          <table:table-cell table:style-name="Tabelle3.A1" office:value-type="string">
            <text:p text:style-name="P1">Bodensee-Gymnasium Lindau </text:p>
            <text:p text:style-name="P1">Fachbereich Mathematik </text:p>
            <text:p text:style-name="P1">Reutiner Str. 14 </text:p>
            <text:p text:style-name="P1"/>
            <text:p text:style-name="P1">88131 Lindau </text:p>
          </table:table-cell>
        </table:table-row>
        <table:table-row table:style-name="Tabelle3.1">
          <table:table-cell table:style-name="Tabelle3.A1" office:value-type="string">
            <text:p text:style-name="P1">Kolleg der Schulbrüder Illertissen - Gymnasium - </text:p>
            <text:p text:style-name="P1">Fachbereich Mathematik </text:p>
            <text:p text:style-name="P1">Dietenheimer Str. 70 </text:p>
            <text:p text:style-name="P1"/>
            <text:p text:style-name="P1">89257 Illertissen </text:p>
          </table:table-cell>
          <table:table-cell table:style-name="Tabelle3.A1" office:value-type="string">
            <text:p text:style-name="P1">Gymnasium Schrobenhausen </text:p>
            <text:p text:style-name="P1">Fachbereich Mathematik </text:p>
            <text:p text:style-name="P1">Georg-Leinfelder-Str. 14 </text:p>
            <text:p text:style-name="P1"/>
            <text:p text:style-name="P1">86529 Schrobenhausen </text:p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Gymnasium Feuchtwangen </text:p>
            <text:p text:style-name="P1">Fachbereich Mathematik </text:p>
            <text:p text:style-name="P1">Dr.-Hans-Güthlein-Weg 10 </text:p>
            <text:p text:style-name="P1"/>
            <text:p text:style-name="P1">91555 Feuchtwangen </text:p>
          </table:table-cell>
          <table:table-cell table:style-name="Tabelle4.A1" office:value-type="string">
            <text:p text:style-name="P1">Gymnasium Tutzing </text:p>
            <text:p text:style-name="P1">Fachbereich Mathematik </text:p>
            <text:p text:style-name="P1">Hauptstr. 20-22 </text:p>
            <text:p text:style-name="P1"/>
            <text:p text:style-name="P1">82327 Tutzing </text:p>
          </table:table-cell>
        </table:table-row>
        <table:table-row table:style-name="Tabelle4.2">
          <table:table-cell table:style-name="Tabelle4.A1" office:value-type="string">
            <text:p text:style-name="P6">Städtisches Maria-Theresia-Gymnasium Augsburg </text:p>
            <text:p text:style-name="P6">Fachbereich Mathematik </text:p>
            <text:p text:style-name="P6">Gutenbergstr. 1 </text:p>
            <text:p text:style-name="P6"/>
            <text:p text:style-name="P6">86150 Augsburg </text:p>
          </table:table-cell>
          <table:table-cell table:style-name="Tabelle4.A1" office:value-type="string">
            <text:p text:style-name="P4">A.B. von Stettensches Institut Augsburg -Gymnasium- </text:p>
            <text:p text:style-name="P4">Fachbereich Mathematik </text:p>
            <text:p text:style-name="P4">Am Katzenstadel 18a </text:p>
            <text:p text:style-name="P4"/>
            <text:p text:style-name="P4">86152 Augsburg </text:p>
          </table:table-cell>
        </table:table-row>
        <table:table-row table:style-name="Tabelle4.3">
          <table:table-cell table:style-name="Tabelle4.A1" office:value-type="string">
            <text:p text:style-name="P1">Paul-Klee-Gymnasium Gersthofen </text:p>
            <text:p text:style-name="P1">Fachbereich Mathematik </text:p>
            <text:p text:style-name="P1">Schubertstr. 57 </text:p>
            <text:p text:style-name="P1"/>
            <text:p text:style-name="P1">86368 Gersthofen </text:p>
          </table:table-cell>
          <table:table-cell table:style-name="Tabelle4.A1" office:value-type="string">
            <text:p text:style-name="P1">Gymnasium Wertingen </text:p>
            <text:p text:style-name="P1">Fachbereich Mathematik </text:p>
            <text:p text:style-name="P1">Pestalozzistr. 12 </text:p>
            <text:p text:style-name="P1"/>
            <text:p text:style-name="P1">86637 Wertingen </text:p>
          </table:table-cell>
        </table:table-row>
        <table:table-row table:style-name="Tabelle4.1">
          <table:table-cell table:style-name="Tabelle4.A1" office:value-type="string">
            <text:p text:style-name="P1">Leonhard-Wagner-Gymnasium Schwabmünchen </text:p>
            <text:p text:style-name="P1">Fachbereich Mathematik </text:p>
            <text:p text:style-name="P1">Breitweg 16 </text:p>
            <text:p text:style-name="P1"/>
            <text:p text:style-name="P1">86830 Schwabmünchen </text:p>
          </table:table-cell>
          <table:table-cell table:style-name="Tabelle4.A1" office:value-type="string">
            <text:p text:style-name="P1">Gymnasium Marktoberdorf </text:p>
            <text:p text:style-name="P1">Fachbereich Mathematik </text:p>
            <text:p text:style-name="P1">Mühlsteig 23 </text:p>
            <text:p text:style-name="P1"/>
            <text:p text:style-name="P1">87616 Marktoberdorf </text:p>
          </table:table-cell>
        </table:table-row>
        <table:table-row table:style-name="Tabelle4.5">
          <table:table-cell table:style-name="Tabelle4.A1" office:value-type="string">
            <text:p text:style-name="P1">Gymnasium Hohenschwangau </text:p>
            <text:p text:style-name="P1">Fachbereich Mathematik </text:p>
            <text:p text:style-name="P1">Colomanstr. 10 </text:p>
            <text:p text:style-name="P1"/>
            <text:p text:style-name="P1">87645 Schwangau </text:p>
          </table:table-cell>
          <table:table-cell table:style-name="Tabelle4.A1" office:value-type="string">
            <text:p text:style-name="P1">Maristenkolleg Mindelheim -Gymnasium- </text:p>
            <text:p text:style-name="P1">Fachbereich Mathematik </text:p>
            <text:p text:style-name="P1">Champagnatplatz 1 </text:p>
            <text:p text:style-name="P1"/>
            <text:p text:style-name="P1">87719 Mindelheim </text:p>
          </table:table-cell>
        </table:table-row>
        <table:table-row table:style-name="Tabelle4.1">
          <table:table-cell table:style-name="Tabelle4.A1" office:value-type="string">
            <text:p text:style-name="P1">Werdenfels-Gymnasium Garmisch-Partenkirchen </text:p>
            <text:p text:style-name="P1">Fachbereich Mathematik </text:p>
            <text:p text:style-name="P1">Wettersteinstr. 30 </text:p>
            <text:p text:style-name="P1"/>
            <text:p text:style-name="P1">82467 Garmisch-Partenkirchen </text:p>
          </table:table-cell>
          <table:table-cell table:style-name="Tabelle4.A1" office:value-type="string">
            <text:p text:style-name="P1">Maria-Ward-Gymnasium Augsburg </text:p>
            <text:p text:style-name="P1">Fachbereich Mathematik </text:p>
            <text:p text:style-name="P1">Frauentorstr. 26 </text:p>
            <text:p text:style-name="P1"/>
            <text:p text:style-name="P1">86152 Augsburg </text:p>
          </table:table-cell>
        </table:table-row>
        <table:table-row table:style-name="Tabelle4.1">
          <table:table-cell table:style-name="Tabelle4.A1" office:value-type="string">
            <text:p text:style-name="P1">Deutschherren-Gymnasium Aichach </text:p>
            <text:p text:style-name="P1">Fachbereich Mathematik </text:p>
            <text:p text:style-name="P1">Ludwigstr. 58 </text:p>
            <text:p text:style-name="P1"/>
            <text:p text:style-name="P1">86551 Aichach</text:p>
          </table:table-cell>
          <table:table-cell table:style-name="Tabelle4.A1" office:value-type="string">
            <text:p text:style-name="P1">Joseph-Bernhart-Gymnasium Türkheim </text:p>
            <text:p text:style-name="P1">Fachbereich Mathematik </text:p>
            <text:p text:style-name="P1">Irsinger Str. 7 </text:p>
            <text:p text:style-name="P1"/>
            <text:p text:style-name="P1">86842 Türkheim </text:p>
          </table:table-cell>
        </table:table-row>
      </table:table>
      <text:p text:style-name="Standard"/>
      <text:section text:style-name="Sect1" text:name="Bereich1">
        <table:table table:name="Tabelle5" table:style-name="Tabelle5">
          <table:table-column table:style-name="Tabelle5.A"/>
          <table:table-column table:style-name="Tabelle5.B"/>
          <text:soft-page-break/>
          <table:table-row table:style-name="Tabelle5.1">
            <table:table-cell table:style-name="Tabelle5.A1" office:value-type="string">
              <text:p text:style-name="P1">Nikolaus-Kopernikus-Gymnasium Weißenhorn </text:p>
              <text:p text:style-name="P1">Fachbereich Mathematik </text:p>
              <text:p text:style-name="P1">Buchenweg 22 </text:p>
              <text:p text:style-name="P1"/>
              <text:p text:style-name="P1">89264 Weißenhorn </text:p>
            </table:table-cell>
            <table:table-cell table:style-name="Tabelle5.A1" office:value-type="string">
              <text:p text:style-name="P1">Dossenberger-Gymnasium Günzburg </text:p>
              <text:p text:style-name="P1">Fachbereich Mathematik </text:p>
              <text:p text:style-name="P1">Am Südlichen Burgfrieden 4 </text:p>
              <text:p text:style-name="P1"/>
              <text:p text:style-name="P1">89312 Günzburg </text:p>
            </table:table-cell>
          </table:table-row>
          <table:table-row table:style-name="Tabelle5.2">
            <table:table-cell table:style-name="Tabelle5.A1" office:value-type="string">
              <text:p text:style-name="P7">Dominikus-Zimmermann-Gymnasium Landsberg am Lech </text:p>
              <text:p text:style-name="P7">Fachbereich Mathematik </text:p>
              <text:p text:style-name="P7">Platanenstr. 2 </text:p>
              <text:p text:style-name="P7"/>
              <text:p text:style-name="P7">86899 Landsberg </text:p>
            </table:table-cell>
            <table:table-cell table:style-name="Tabelle5.A1" office:value-type="string">
              <text:p text:style-name="P1"/>
              <text:p text:style-name="P1">Staffelsee-Gymnasium Murnau </text:p>
              <text:p text:style-name="P1">Fachbereich Mathematik </text:p>
              <text:p text:style-name="P1">Weindorfer Str. 20 </text:p>
              <text:p text:style-name="P1"/>
              <text:p text:style-name="P1">82418 Murnau </text:p>
            </table:table-cell>
          </table:table-row>
          <table:table-row table:style-name="Tabelle5.3">
            <table:table-cell table:style-name="Tabelle5.A1" office:value-type="string">
              <text:p text:style-name="P1">Peutinger-Gymnasium Augsburg </text:p>
              <text:p text:style-name="P1">Fachbereich Mathematik </text:p>
              <text:p text:style-name="P1">An der Blauen Kappe 10 </text:p>
              <text:p text:style-name="P1"/>
              <text:p text:style-name="P1">86152 Augsburg </text:p>
            </table:table-cell>
            <table:table-cell table:style-name="Tabelle5.A1" office:value-type="string">
              <text:p text:style-name="P1">Rudolf-Diesel-Gymnasium Augsburg </text:p>
              <text:p text:style-name="P1">Fachbereich Mathematik </text:p>
              <text:p text:style-name="P1">Peterhofstr. 9 </text:p>
              <text:p text:style-name="P1"/>
              <text:p text:style-name="P1">86163 Augsburg </text:p>
            </table:table-cell>
          </table:table-row>
          <table:table-row table:style-name="Tabelle5.1">
            <table:table-cell table:style-name="Tabelle5.A1" office:value-type="string">
              <text:p text:style-name="P1">Simpert-Kraemer-Gymnasium Krumbach </text:p>
              <text:p text:style-name="P1">Fachbereich Mathematik </text:p>
              <text:p text:style-name="P1">Jochnerstr. 30 </text:p>
              <text:p text:style-name="P1"/>
              <text:p text:style-name="P1">86381 Krumbach </text:p>
            </table:table-cell>
            <table:table-cell table:style-name="Tabelle5.A1" office:value-type="string">
              <text:p text:style-name="P1"/>
              <text:p text:style-name="P1">Allgäu-Gymnasium Kempten </text:p>
              <text:p text:style-name="P1">Fachbereich Mathematik </text:p>
              <text:p text:style-name="P1">Eberhard-Schobacher-Weg 1 </text:p>
              <text:p text:style-name="P1"/>
              <text:p text:style-name="P1">87435 Kempten </text:p>
            </table:table-cell>
          </table:table-row>
          <table:table-row table:style-name="Tabelle5.5">
            <table:table-cell table:style-name="Tabelle5.A1" office:value-type="string">
              <text:p text:style-name="P1">Hildegardis-Gymnasium Kempten </text:p>
              <text:p text:style-name="P1">Fachbereich Mathematik </text:p>
              <text:p text:style-name="P1">Lindauer Str. 22 </text:p>
              <text:p text:style-name="P1"/>
              <text:p text:style-name="P1">87439 Kempten </text:p>
            </table:table-cell>
            <table:table-cell table:style-name="Tabelle5.A1" office:value-type="string">
              <text:p text:style-name="P1">Gabrieli-Gymnasium Eichstätt </text:p>
              <text:p text:style-name="P1">Fachbereich Mathematik </text:p>
              <text:p text:style-name="P1">Luitpoldstr. 40 </text:p>
              <text:p text:style-name="P1"/>
              <text:p text:style-name="P1">85072 Eichstätt </text:p>
            </table:table-cell>
          </table:table-row>
          <table:table-row table:style-name="Tabelle5.1">
            <table:table-cell table:style-name="Tabelle5.A1" office:value-type="string">
              <text:p text:style-name="P1">Gymnasium Markt Indersdorf </text:p>
              <text:p text:style-name="P1">Fachbereich Mathematik </text:p>
              <text:p text:style-name="P1">Arnbacher Str. 40 </text:p>
              <text:p text:style-name="P1"/>
              <text:p text:style-name="P1">85229 Markt Indersdorf </text:p>
            </table:table-cell>
            <table:table-cell table:style-name="Tabelle5.A1" office:value-type="string">
              <text:p text:style-name="P6">Ignaz-Kögler-Gymnasium Landsberg am Lech </text:p>
              <text:p text:style-name="P6">Fachbereich Mathematik </text:p>
              <text:p text:style-name="P6">Lechstr. 6 </text:p>
              <text:p text:style-name="P6"/>
              <text:p text:style-name="P6">86899 Landsberg </text:p>
            </table:table-cell>
          </table:table-row>
          <table:table-row table:style-name="Tabelle5.1">
            <table:table-cell table:style-name="Tabelle5.A1" office:value-type="string">
              <text:p text:style-name="P1">Welfen-Gymnasium Schongau </text:p>
              <text:p text:style-name="P1">Fachbereich Mathematik </text:p>
              <text:p text:style-name="P1">Dornauer Weg 21 </text:p>
              <text:p text:style-name="P1"/>
              <text:p text:style-name="P1">86956 Schongau </text:p>
            </table:table-cell>
            <table:table-cell table:style-name="Tabelle5.A1" office:value-type="string">
              <text:p text:style-name="P1">Wernher-von-Braun-Gymnasium Friedberg </text:p>
              <text:p text:style-name="P1">Fachbereich Mathematik </text:p>
              <text:p text:style-name="P1">Rothenbergstr. 3 </text:p>
              <text:p text:style-name="P1"/>
              <text:p text:style-name="P1">86316 Friedberg </text:p>
            </table:table-cell>
          </table:table-row>
          <text:soft-page-break/>
          <table:table-row table:style-name="Tabelle5.1">
            <table:table-cell table:style-name="Tabelle5.A1" office:value-type="string">
              <text:p text:style-name="P1">Justus-von-Liebig-Gymnasium Neusäß </text:p>
              <text:p text:style-name="P1">Fachbereich Mathematik </text:p>
              <text:p text:style-name="P1">Landrat-Dr.-Frey-Str. 4 </text:p>
              <text:p text:style-name="P1"/>
              <text:p text:style-name="P1">86356 Neusäß </text:p>
            </table:table-cell>
            <table:table-cell table:style-name="Tabelle5.A1" office:value-type="string">
              <text:p text:style-name="P5">Werner-von-Siemens-Gymnasium Weißenburg </text:p>
              <text:p text:style-name="P5">Fachbereich Mathematik </text:p>
              <text:p text:style-name="P5">An der Hagenau 24 </text:p>
              <text:p text:style-name="P5"/>
              <text:p text:style-name="P5">91781 Weißenburg </text:p>
            </table:table-cell>
          </table:table-row>
          <table:table-row table:style-name="Tabelle5.9">
            <table:table-cell table:style-name="Tabelle5.A1" office:value-type="string">
              <text:p text:style-name="P1">Graf-Rasso-Gymnasium Fürstenfeldbruck </text:p>
              <text:p text:style-name="P1">Fachbereich Mathematik </text:p>
              <text:p text:style-name="P1">Münchner Str. 69 </text:p>
              <text:p text:style-name="P1"/>
              <text:p text:style-name="P1">82256 Fürstenfeldbruck </text:p>
            </table:table-cell>
            <table:table-cell table:style-name="Tabelle5.A1" office:value-type="string">
              <text:p text:style-name="P1"/>
              <text:p text:style-name="P1">Gymnasium Donauwörth </text:p>
              <text:p text:style-name="P1">Fachbereich Mathematik </text:p>
              <text:p text:style-name="P1">Pyrkstockstr. 1 </text:p>
              <text:p text:style-name="P1"/>
              <text:p text:style-name="P1">86609 Donauwörth </text:p>
            </table:table-cell>
          </table:table-row>
          <table:table-row table:style-name="Tabelle5.10">
            <table:table-cell table:style-name="Tabelle5.A1" office:value-type="string">
              <text:p text:style-name="P1">Descartes-Gymnasium Neuburg a. d. Donau </text:p>
              <text:p text:style-name="P1">Fachbereich Mathematik </text:p>
              <text:p text:style-name="P1">Frauenplatz B 88 </text:p>
              <text:p text:style-name="P1"/>
              <text:p text:style-name="P1">86633 Neuburg an der Donau </text:p>
            </table:table-cell>
            <table:table-cell table:style-name="Tabelle5.A1" office:value-type="string">
              <text:p text:style-name="P1">Viscardi-Gymnasium Fürstenfeldbruck </text:p>
              <text:p text:style-name="P1">Fachbereich Mathematik </text:p>
              <text:p text:style-name="P1">Balduin-Helm-Str. 2 </text:p>
              <text:p text:style-name="P1"/>
              <text:p text:style-name="P1">82256 Fürstenfeldbruck </text:p>
            </table:table-cell>
          </table:table-row>
          <table:table-row table:style-name="Tabelle5.11">
            <table:table-cell table:style-name="Tabelle5.A1" office:value-type="string">
              <text:p text:style-name="P1">Holbein-Gymnasium Augsburg </text:p>
              <text:p text:style-name="P1">Fachbereich Mathematik </text:p>
              <text:p text:style-name="P1">Hallstr. 10 </text:p>
              <text:p text:style-name="P1"/>
              <text:p text:style-name="P1">86150 Augsburg </text:p>
            </table:table-cell>
            <table:table-cell table:style-name="Tabelle5.A1" office:value-type="string">
              <text:p text:style-name="P1">Jakob-Brucker-Gymnasium Kaufbeuren </text:p>
              <text:p text:style-name="P1">Fachbereich Mathematik </text:p>
              <text:p text:style-name="P1">Neugablonzer Str. 38 </text:p>
              <text:p text:style-name="P1"/>
              <text:p text:style-name="P1">87600 Kaufbeuren </text:p>
            </table:table-cell>
          </table:table-row>
          <table:table-row table:style-name="Tabelle5.1">
            <table:table-cell table:style-name="Tabelle5.A1" office:value-type="string">
              <text:p text:style-name="P1">Staatliche Fachoberschule Augsburg </text:p>
              <text:p text:style-name="P1">Fachbereich Mathematik </text:p>
              <text:p text:style-name="P1">Alter Postweg 86 a </text:p>
              <text:p text:style-name="P1"/>
              <text:p text:style-name="P1">86159 Augsburg </text:p>
            </table:table-cell>
            <table:table-cell table:style-name="Tabelle5.A1" office:value-type="string">
              <text:p text:style-name="P1">Gymnasium Königsbrunn </text:p>
              <text:p text:style-name="P1">Fachbereich Mathematik </text:p>
              <text:p text:style-name="P1">Alter Postweg 3 </text:p>
              <text:p text:style-name="P1"/>
              <text:p text:style-name="P1">86343 Königsbrunn </text:p>
            </table:table-cell>
          </table:table-row>
        </table:table>
        <text:p text:style-name="Standard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P1">Gymnasium Weilheim i. OB </text:p>
              <text:p text:style-name="P1">Fachbereich Mathematik </text:p>
              <text:p text:style-name="P1">Murnauer Str. 12 </text:p>
              <text:p text:style-name="P1"/>
              <text:p text:style-name="P1">82362 Weilheim </text:p>
            </table:table-cell>
            <table:table-cell table:style-name="Tabelle6.A1" office:value-type="string">
              <text:p text:style-name="P1"/>
            </table:table-cell>
          </table:table-row>
          <table:table-row table:style-name="Tabelle6.1">
            <table:table-cell table:style-name="Tabelle6.A1" office:value-type="string">
              <text:p text:style-name="P2"/>
            </table:table-cell>
            <table:table-cell table:style-name="Tabelle6.A1" office:value-type="string">
              <text:p text:style-name="P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neva" svg:font-family="Geneva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635cm"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Palatino" fo:font-size="12pt" fo:language="de" fo:country="DE" style:font-name-asian="Times New Roman" style:font-size-asian="12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12cm" fo:margin-bottom="0.423cm" fo:line-height="150%" fo:keep-with-next="always"/>
      <style:text-properties fo:font-size="14pt" fo:font-weight="bold" style:font-size-asian="14pt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Times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style:font-name="Helvetica" fo:font-size="11pt" fo:font-weight="bold" style:font-size-asian="11pt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style:font-name="Helvetica" fo:font-size="11pt" fo:font-style="italic" fo:font-weight="bold" style:font-size-asian="11pt" style:font-style-asian="italic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  <style:text-properties style:font-name="Helvetica" fo:font-size="10pt" fo:font-weight="bold" style:font-size-asian="10pt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Helvetica" fo:font-size="10pt" fo:font-style="italic" fo:font-weight="bold" style:font-size-asian="10pt" style:font-style-asian="italic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Helvetica" fo:font-size="9pt" fo:font-style="italic" fo:font-weight="bold" style:font-size-asian="9pt" style:font-style-asian="italic" style:font-weight-asian="bold" style:font-size-complex="75%" style:font-weight-complex="bold"/>
    </style:style>
    <style:style style:name="Formatvorlage1" style:family="paragraph" style:parent-style-name="Standard" style:default-outline-level="">
      <style:paragraph-properties fo:text-align="start" style:justify-single-word="false"/>
    </style:style>
    <style:style style:name="_30_.2" style:display-name="0.2" style:family="paragraph" style:parent-style-name="Standard" style:default-outline-level="">
      <style:paragraph-properties fo:margin="100%" fo:margin-left="0.847cm" fo:margin-right="0cm" fo:margin-top="0cm" fo:margin-bottom="0cm" fo:text-indent="-0.811cm" style:auto-text-indent="false"/>
    </style:style>
    <style:style style:name="_30_.2.1" style:display-name="0.2.1" style:family="paragraph" style:parent-style-name="_30_.2" style:default-outline-level="">
      <style:paragraph-properties fo:margin="100%" fo:margin-left="1.376cm" fo:margin-right="0cm" fo:margin-top="0cm" fo:margin-bottom="0cm" fo:text-indent="-1.376cm" style:auto-text-indent="false">
        <style:tab-stops>
          <style:tab-stop style:position="2.258cm"/>
        </style:tab-stops>
      </style:paragraph-properties>
    </style:style>
    <style:style style:name="_31_.0" style:display-name="1.0" style:family="paragraph" style:parent-style-name="Standard" style:default-outline-level="">
      <style:paragraph-properties fo:margin="100%" fo:margin-left="0.741cm" fo:margin-right="0cm" fo:margin-top="0cm" fo:margin-bottom="0cm" fo:text-indent="-0.741cm" style:auto-text-indent="false"/>
    </style:style>
    <style:style style:name="Formatvorlage2" style:family="paragraph" style:parent-style-name="Standard" style:default-outline-level="">
      <style:paragraph-properties fo:text-align="start" style:justify-single-word="false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ehrer" style:family="paragraph" style:parent-style-name="Standard" style:default-outline-level="">
      <style:paragraph-properties fo:margin="100%" fo:margin-left="0.917cm" fo:margin-right="0cm" fo:margin-top="0cm" fo:margin-bottom="0cm" fo:text-indent="-0.917cm" style:auto-text-indent="false"/>
    </style:style>
    <style:style style:name="Schüler" style:family="paragraph" style:parent-style-name="Lehrer" style:default-outline-level="">
      <style:text-properties fo:font-style="italic" style:font-style-asian="italic"/>
    </style:style>
    <style:style style:name="Zeichen" style:family="paragraph" style:parent-style-name="_30_.2" style:default-outline-level="">
      <style:paragraph-properties fo:margin="100%" fo:margin-left="2.928cm" fo:margin-right="0cm" fo:margin-top="0cm" fo:margin-bottom="0cm" fo:text-indent="-2.893cm" style:auto-text-indent="false">
        <style:tab-stops>
          <style:tab-stop style:position="3.916cm"/>
          <style:tab-stop style:position="4.904cm"/>
        </style:tab-stops>
      </style:paragraph-properties>
      <style:text-properties style:font-name="Times" fo:font-size="10pt" style:font-size-asian="10pt"/>
    </style:style>
    <style:style style:name="Item2Z" style:family="paragraph" style:parent-style-name="Standard" style:default-outline-level="">
      <style:paragraph-properties fo:margin="100%" fo:margin-left="1.499cm" fo:margin-right="0cm" fo:margin-top="0.106cm" fo:margin-bottom="0.106cm" style:line-height-at-least="0.776cm" fo:text-indent="-0.75cm" style:auto-text-indent="false"/>
      <style:text-properties fo:font-size="16pt" style:font-size-asian="16pt"/>
    </style:style>
    <style:style style:name="Item2" style:family="paragraph" style:parent-style-name="Standard" style:default-outline-level="">
      <style:paragraph-properties fo:margin="100%" fo:margin-left="1.499cm" fo:margin-right="0cm" fo:margin-top="0.106cm" fo:margin-bottom="0.106cm" style:line-height-at-least="0.776cm" fo:text-indent="-0.75cm" style:auto-text-indent="false"/>
      <style:text-properties fo:font-size="16pt" style:font-size-asian="16pt"/>
    </style:style>
    <style:style style:name="Item3" style:family="paragraph" style:parent-style-name="Item2" style:default-outline-level="">
      <style:paragraph-properties fo:margin="100%" fo:margin-left="0.75cm" fo:margin-right="0cm" fo:margin-top="0cm" fo:margin-bottom="0.212cm" style:line-height-at-least="0.635cm" fo:text-indent="-0.75cm" style:auto-text-indent="false"/>
      <style:text-properties fo:font-size="12pt" style:font-size-asian="12pt" text:display="none"/>
    </style:style>
    <style:style style:name="Tafel" style:family="paragraph" style:parent-style-name="Item2" style:default-outline-level="">
      <style:paragraph-properties fo:margin="100%" fo:margin-left="1.75cm" fo:margin-right="0cm" fo:margin-top="0cm" fo:margin-bottom="0cm" fo:line-height="150%" fo:text-indent="-0.75cm" style:auto-text-indent="false" style:border-line-width-left="0.074cm 0.074cm 0.074cm" fo:padding="0cm" fo:border-left="2.1pt double #00000a" fo:border-right="none" fo:border-top="none" fo:border-bottom="none"/>
    </style:style>
    <style:style style:name="Quotations" style:family="paragraph" style:parent-style-name="Standard" style:default-outline-level="" style:class="html">
      <style:paragraph-properties fo:margin="100%" fo:margin-left="1cm" fo:margin-right="1cm" fo:margin-top="0cm" fo:margin-bottom="0.212cm" fo:text-indent="0cm" style:auto-text-indent="false"/>
      <style:text-properties fo:font-size="16pt" style:font-size-asian="16pt"/>
    </style:style>
    <style:style style:name="_5e_1" style:display-name="^1" style:family="paragraph" style:parent-style-name="Standard" style:default-outline-level="">
      <style:paragraph-properties fo:margin="100%" fo:margin-left="0.67cm" fo:margin-right="0cm" fo:margin-top="0cm" fo:margin-bottom="0cm" fo:text-indent="-0.67cm" style:auto-text-indent="false"/>
    </style:style>
    <style:style style:name="_7f_Zitat" style:display-name="Zitat" style:family="paragraph" style:default-outline-level="">
      <style:paragraph-properties style:line-height-at-least="0.176cm" fo:orphans="0" fo:widows="0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" fo:font-size="10pt" fo:language="de" fo:country="DE" style:font-name-asian="Times New Roman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style>
    <style:style style:name="abs1" style:family="paragraph" style:parent-style-name="Standard" style:default-outline-level="">
      <style:paragraph-properties fo:margin="100%" fo:margin-left="0.501cm" fo:margin-right="0cm" fo:margin-top="0cm" fo:margin-bottom="0cm" fo:text-indent="0cm" style:auto-text-indent="false"/>
    </style:style>
    <style:style style:name="abs2" style:family="paragraph" style:parent-style-name="Standard" style:default-outline-level="">
      <style:paragraph-properties fo:margin="100%" fo:margin-left="3.501cm" fo:margin-right="0cm" fo:margin-top="0cm" fo:margin-bottom="0cm" fo:text-indent="0cm" style:auto-text-indent="false"/>
    </style:style>
    <style:style style:name="abs3" style:family="paragraph" style:parent-style-name="Standard" style:default-outline-level="">
      <style:paragraph-properties fo:margin="100%" fo:margin-left="5.001cm" fo:margin-right="0cm" fo:margin-top="0cm" fo:margin-bottom="0cm" fo:text-indent="0cm" style:auto-text-indent="false"/>
    </style:style>
    <style:style style:name="aufz" style:family="paragraph" style:parent-style-name="Standard" style:default-outline-level="">
      <style:paragraph-properties fo:margin="100%" fo:margin-left="0.501cm" fo:margin-right="0cm" fo:margin-top="0cm" fo:margin-bottom="0cm" fo:text-indent="0cm" style:auto-text-indent="false"/>
    </style:style>
    <style:style style:name="Aufz." style:family="paragraph" style:parent-style-name="Standard" style:default-outline-level="">
      <style:paragraph-properties fo:margin="100%" fo:margin-left="0.988cm" fo:margin-right="0cm" fo:margin-top="0cm" fo:margin-bottom="0cm" fo:text-indent="-0.988cm" style:auto-text-indent="false"/>
    </style:style>
    <style:style style:name="Aufz._20_II" style:display-name="Aufz. II" style:family="paragraph" style:parent-style-name="Aufz." style:default-outline-level="">
      <style:paragraph-properties fo:margin="100%" fo:margin-left="1.376cm" fo:margin-right="0cm" fo:margin-top="0cm" fo:margin-bottom="0cm" fo:text-indent="-0.459cm" style:auto-text-indent="false"/>
    </style:style>
    <style:style style:name="Aufz._20_III" style:display-name="Aufz. III" style:family="paragraph" style:parent-style-name="Aufz." style:default-outline-level="">
      <style:paragraph-properties fo:margin="100%" fo:margin-left="1.588cm" fo:margin-right="0cm" fo:margin-top="0cm" fo:margin-bottom="0cm" fo:text-indent="-0.6cm" style:auto-text-indent="false"/>
    </style:style>
    <style:style style:name="Einr." style:family="paragraph" style:parent-style-name="Standard" style:default-outline-level="">
      <style:paragraph-properties fo:margin="100%" fo:margin-left="2.223cm" fo:margin-right="0cm" fo:margin-top="0cm" fo:margin-bottom="0cm" fo:text-indent="-0.847cm" style:auto-text-indent="false"/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6cm" style:type="right"/>
        </style:tab-stops>
      </style:paragraph-properties>
    </style:style>
    <style:style style:name="Normal_20_Block" style:display-name="Normal Block" style:family="paragraph" style:parent-style-name="Standard" style:default-outline-level="">
      <style:text-properties style:font-name="Geneva"/>
    </style:style>
    <style:style style:name="Standard1" style:family="paragraph" style:parent-style-name="Standard" style:default-outline-level="">
      <style:paragraph-properties style:line-height-at-least="0.176cm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1.499cm" fo:margin-top="0cm" fo:margin-bottom="0cm" fo:text-indent="0cm" style:auto-text-indent="false">
        <style:tab-stops>
          <style:tab-stop style:position="15.251cm" style:leader-style="dotted" style:leader-text=".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1.251cm" fo:margin-right="1.499cm" fo:margin-top="0cm" fo:margin-bottom="0cm" fo:text-indent="0cm" style:auto-text-indent="false">
        <style:tab-stops>
          <style:tab-stop style:position="16.501cm" style:leader-style="dotted" style:leader-text="."/>
          <style:tab-stop style:position="17.253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58% 100%" fo:font-size="8pt" style:font-size-asian="8pt"/>
    </style:style>
    <style:style style:name="page_20_number" style:display-name="page number" style:family="text" style:parent-style-name="Default_20_Paragraph_20_Font"/>
    <style:style style:name="line_20_number" style:display-name="line numbe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cm" fo:margin-bottom="0cm" fo:margin-left="0.499cm" fo:margin-right="0.199cm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51cm" fo:margin-bottom="0cm" fo:margin-left="0.199cm" fo:margin-right="0.199cm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  <style:master-page style:name="Converted3" style:page-layout-name="Mpm2"/>
    <style:master-page style:name="Converted4" style:page-layout-name="Mpm2"/>
    <style:master-page style:name="Converted5" style:page-layout-name="Mpm1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2T09:22:00</meta:creation-date>
    <meta:initial-creator>Didaktik der Mathematik</meta:initial-creator>
    <meta:print-date>2013-10-01T18:27:33</meta:print-date>
    <dc:date>2013-10-01T18:34:31</dc:date>
    <meta:editing-cycles>7</meta:editing-cycles>
    <dc:title>«Gymnasium»</dc:title>
    <meta:editing-duration>PT27M12S</meta:editing-duration>
    <meta:generator>LibreOffice/3.5$Linux_X86_64 LibreOffice_project/350m1$Build-2</meta:generator>
    <meta:document-statistic meta:table-count="6" meta:image-count="0" meta:object-count="0" meta:page-count="6" meta:paragraph-count="324" meta:word-count="735" meta:character-count="7290" meta:non-whitespace-character-count="6558"/>
    <meta:template xlink:type="simple" xlink:actuate="onRequest" xlink:title="Normal.dotm" xlink:href=""/>
  </office:meta>
</office:document-meta>
</file>